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Times New Roman" svg:font-family="'Times New Roman'" style:font-adornments="Standard"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fo:break-before="column" table:align="margins"/>
    </style:style>
    <style:style style:name="Table3.A" style:family="table-column">
      <style:table-column-properties style:column-width="4.14cm" style:rel-column-width="15523*"/>
    </style:style>
    <style:style style:name="Table3.B" style:family="table-column">
      <style:table-column-properties style:column-width="6.567cm" style:rel-column-width="24618*"/>
    </style:style>
    <style:style style:name="Table3.C" style:family="table-column">
      <style:table-column-properties style:column-width="6.773cm" style:rel-column-width="25394*"/>
    </style:style>
    <style:style style:name="Table3.1" style:family="table-row">
      <style:table-row-properties style:min-row-height="0.065cm"/>
    </style:style>
    <style:style style:name="Table3.A1" style:family="table-cell">
      <style:table-cell-properties fo:background-color="#bdbec0" fo:padding="0.101cm" fo:border-left="none" fo:border-right="none" fo:border-top="none" fo:border-bottom="0.002cm solid #bdbec0">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left="none" fo:border-right="none" fo:border-top="none" fo:border-bottom="0.002cm solid #bdbec0">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3" style:family="table-row">
      <style:table-row-properties style:min-row-height="0.499cm"/>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cm" style:rel-column-width="11567*"/>
    </style:style>
    <style:style style:name="Table16.B" style:family="table-column">
      <style:table-column-properties style:column-width="8.615cm" style:rel-column-width="33212*"/>
    </style:style>
    <style:style style:name="Table16.C" style:family="table-column">
      <style:table-column-properties style:column-width="5.383cm" style:rel-column-width="20756*"/>
    </style:style>
    <style:style style:name="Table16.1" style:family="table-row">
      <style:table-row-properties style:min-row-height="1cm"/>
    </style:style>
    <style:style style:name="Table16.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16.C1" style:family="table-cell">
      <style:table-cell-properties style:vertical-align="bottom" fo:background-color="#ffffff" fo:padding="0.097cm" fo:border="0.002cm solid #ffffff">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elle1" style:family="table">
      <style:table-properties style:width="12.047cm" table:align="margins"/>
    </style:style>
    <style:style style:name="Tabelle1.A" style:family="table-column">
      <style:table-column-properties style:column-width="4.01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666cm" style:rel-column-width="21845*"/>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5.6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B1.1.2" style:family="table-cell">
      <style:table-cell-properties fo:padding="0.097cm" fo:border-left="0.002cm solid #000000" fo:border-right="none" fo:border-top="none" fo:border-bottom="0.002cm solid #000000"/>
    </style:style>
    <style:style style:name="Tabelle3.C1" style:family="table-cell">
      <style:table-cell-properties fo:padding="0.097cm" fo:border="0.002cm solid #000000"/>
    </style:style>
    <style:style style:name="Tabelle3.C2" style:family="table-cell">
      <style:table-cell-properties fo:padding="0.097cm" fo:border-left="0.002cm solid #000000" fo:border-right="0.002cm solid #000000" fo:border-top="none" fo:border-bottom="0.002cm solid #00000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Standard">
      <style:text-properties fo:background-color="#ffff00"/>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ff0000"/>
    </style:style>
    <style:style style:name="P27" style:family="paragraph" style:parent-style-name="Section">
      <style:paragraph-properties fo:padding="0.199cm" fo:border="0.002cm solid #00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1"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2"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Courier New1"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7"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1" fo:font-size="10pt" fo:language="en" fo:country="US"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1" fo:font-size="10pt" fo:language="de" fo:country="DE" fo:font-weight="normal" style:font-size-asian="10pt" style:font-weight-asian="normal" style:font-size-complex="10pt" style:font-weight-complex="normal"/>
    </style:style>
    <style:style style:name="P41"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end" style:justify-single-word="false"/>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variant="small-caps"/>
    </style:style>
    <style:style style:name="P48" style:family="paragraph" style:parent-style-name="Text_20_body">
      <style:text-properties style:text-underline-style="solid" style:text-underline-width="auto" style:text-underline-color="font-color"/>
    </style:style>
    <style:style style:name="P49" style:family="paragraph" style:parent-style-name="Section">
      <style:text-properties fo:font-weight="bold" style:font-weight-asian="bold" style:font-weight-complex="bold"/>
    </style:style>
    <style:style style:name="P50" style:family="paragraph" style:parent-style-name="Text_20_body">
      <style:paragraph-properties fo:margin-left="2cm" fo:margin-right="0cm" fo:text-indent="0cm" style:auto-text-indent="false"/>
    </style:style>
    <style:style style:name="P5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3"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4"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5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6" style:family="paragraph" style:parent-style-name="Standard" style:list-style-name="L10"/>
    <style:style style:name="P57" style:family="paragraph" style:parent-style-name="Standard" style:list-style-name="L10"/>
    <style:style style:name="P58" style:family="paragraph" style:parent-style-name="Standard" style:list-style-name="L10"/>
    <style:style style:name="P59" style:family="paragraph" style:parent-style-name="Standard" style:list-style-name="L10"/>
    <style:style style:name="P60" style:family="paragraph" style:parent-style-name="Standard" style:list-style-name="L10"/>
    <style:style style:name="P61" style:family="paragraph" style:parent-style-name="Text_20_body" style:list-style-name="L6"/>
    <style:style style:name="P62" style:family="paragraph" style:parent-style-name="Text_20_body" style:list-style-name="L6"/>
    <style:style style:name="P63" style:family="paragraph" style:parent-style-name="Text_20_body" style:list-style-name="L6"/>
    <style:style style:name="P64" style:family="paragraph" style:parent-style-name="Text_20_body" style:list-style-name="L6"/>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6"/>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7"/>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8"/>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MixedList"/>
    <style:style style:name="P85" style:family="paragraph" style:parent-style-name="Text_20_body" style:list-style-name="MixedList"/>
    <style:style style:name="P86" style:family="paragraph" style:parent-style-name="Text_20_body" style:list-style-name="MixedList"/>
    <style:style style:name="P87" style:family="paragraph" style:parent-style-name="Text_20_body" style:list-style-name="MixedList"/>
    <style:style style:name="P88" style:family="paragraph" style:parent-style-name="Text_20_body" style:list-style-name="MixedList"/>
    <style:style style:name="P89" style:family="paragraph" style:parent-style-name="Text_20_body" style:list-style-name="MixedList"/>
    <style:style style:name="P90" style:family="paragraph" style:parent-style-name="Text_20_body" style:list-style-name="MixedList"/>
    <style:style style:name="P91" style:family="paragraph" style:parent-style-name="Text_20_body" style:list-style-name="MixedList"/>
    <style:style style:name="P92" style:family="paragraph" style:parent-style-name="Text_20_body" style:list-style-name="MixedList"/>
    <style:style style:name="P93" style:family="paragraph" style:parent-style-name="Text_20_body" style:list-style-name="L9"/>
    <style:style style:name="P94" style:family="paragraph" style:parent-style-name="Text_20_body" style:list-style-name="L9"/>
    <style:style style:name="P95" style:family="paragraph" style:parent-style-name="Text_20_body" style:list-style-name="L9"/>
    <style:style style:name="P96" style:family="paragraph" style:parent-style-name="Text_20_body" style:list-style-name="L9"/>
    <style:style style:name="P97" style:family="paragraph" style:parent-style-name="Text_20_body" style:list-style-name="L9"/>
    <style:style style:name="P98" style:family="paragraph" style:parent-style-name="Text_20_body" style:list-style-name="L9"/>
    <style:style style:name="P99" style:family="paragraph" style:parent-style-name="Text_20_body" style:list-style-name="L9"/>
    <style:style style:name="P100" style:family="paragraph" style:parent-style-name="Text_20_body" style:list-style-name="L9"/>
    <style:style style:name="P101" style:family="paragraph" style:parent-style-name="Text_20_body" style:list-style-name="L11"/>
    <style:style style:name="P102" style:family="paragraph" style:parent-style-name="Text_20_body" style:list-style-name="L11"/>
    <style:style style:name="P103" style:family="paragraph" style:parent-style-name="Text_20_body" style:list-style-name="L11"/>
    <style:style style:name="P104" style:family="paragraph" style:parent-style-name="Heading_20_1" style:master-page-name="">
      <style:paragraph-properties fo:keep-together="always" fo:break-before="page"/>
    </style:style>
    <style:style style:name="P10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1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11"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112" style:family="paragraph" style:parent-style-name="Section" style:list-style-name="L12"/>
    <style:style style:name="P113" style:family="paragraph" style:parent-style-name="Section" style:list-style-name="L12"/>
    <style:style style:name="P114" style:family="paragraph" style:parent-style-name="Section" style:list-style-name="L12"/>
    <style:style style:name="P115" style:family="paragraph" style:parent-style-name="Section" style:list-style-name="L12"/>
    <style:style style:name="P116" style:family="paragraph" style:parent-style-name="Section" style:list-style-name="L13"/>
    <style:style style:name="P117" style:family="paragraph" style:parent-style-name="Section" style:list-style-name="L13"/>
    <style:style style:name="P118" style:family="paragraph" style:parent-style-name="Section" style:list-style-name="L13"/>
    <style:style style:name="P119" style:family="paragraph" style:parent-style-name="Section" style:list-style-name="L1">
      <style:paragraph-properties fo:padding="0cm" fo:border="none"/>
      <style:text-properties fo:font-weight="normal" style:font-weight-asian="normal" style:font-weight-complex="normal"/>
    </style:style>
    <style:style style:name="P120" style:family="paragraph" style:parent-style-name="Section" style:list-style-name="L1">
      <style:paragraph-properties fo:padding="0cm" fo:border="none"/>
      <style:text-properties fo:font-weight="normal" style:font-weight-asian="normal" style:font-weight-complex="normal"/>
    </style:style>
    <style:style style:name="P121" style:family="paragraph" style:parent-style-name="Section" style:list-style-name="L1">
      <style:paragraph-properties fo:padding="0cm" fo:border="none"/>
      <style:text-properties fo:font-weight="normal" style:font-weight-asian="normal" style:font-weight-complex="normal"/>
    </style:style>
    <style:style style:name="P122" style:family="paragraph" style:parent-style-name="Section" style:list-style-name="L1">
      <style:paragraph-properties fo:padding="0cm" fo:border="none"/>
      <style:text-properties fo:font-weight="normal" style:font-weight-asian="normal" style:font-weight-complex="normal"/>
    </style:style>
    <style:style style:name="P123" style:family="paragraph" style:parent-style-name="Section" style:list-style-name="L3">
      <style:paragraph-properties fo:padding="0cm" fo:border="none"/>
    </style:style>
    <style:style style:name="P124" style:family="paragraph" style:parent-style-name="Section" style:list-style-name="L3">
      <style:paragraph-properties fo:padding="0cm" fo:border="none"/>
    </style:style>
    <style:style style:name="P125" style:family="paragraph" style:parent-style-name="Section" style:list-style-name="L3">
      <style:paragraph-properties fo:padding="0cm" fo:border="none"/>
    </style:style>
    <style:style style:name="P126" style:family="paragraph" style:parent-style-name="Section" style:list-style-name="L3">
      <style:paragraph-properties fo:padding="0cm" fo:border="none"/>
    </style:style>
    <style:style style:name="P127" style:family="paragraph" style:parent-style-name="Section" style:list-style-name="L3">
      <style:paragraph-properties fo:padding="0cm" fo:border="none"/>
    </style:style>
    <style:style style:name="P128" style:family="paragraph" style:parent-style-name="Section" style:list-style-name="L3">
      <style:paragraph-properties fo:padding="0cm" fo:border="none"/>
    </style:style>
    <style:style style:name="P129" style:family="paragraph" style:parent-style-name="Section" style:list-style-name="L3">
      <style:paragraph-properties fo:padding="0cm" fo:border="none"/>
    </style:style>
    <style:style style:name="P130" style:family="paragraph" style:parent-style-name="Section" style:list-style-name="L3">
      <style:paragraph-properties fo:padding="0cm" fo:border="none"/>
    </style:style>
    <style:style style:name="P131" style:family="paragraph" style:parent-style-name="Section" style:list-style-name="L3">
      <style:paragraph-properties fo:padding="0cm" fo:border="none"/>
    </style:style>
    <style:style style:name="P132" style:family="paragraph" style:parent-style-name="Section" style:list-style-name="L4">
      <style:paragraph-properties fo:padding="0cm" fo:border="none"/>
    </style:style>
    <style:style style:name="P133" style:family="paragraph" style:parent-style-name="Section" style:list-style-name="L4">
      <style:paragraph-properties fo:padding="0cm" fo:border="none"/>
    </style:style>
    <style:style style:name="P134" style:family="paragraph" style:parent-style-name="Section" style:list-style-name="L4">
      <style:paragraph-properties fo:padding="0cm" fo:border="none"/>
    </style:style>
    <style:style style:name="P135" style:family="paragraph" style:parent-style-name="Section" style:list-style-name="L5">
      <style:paragraph-properties fo:padding="0cm" fo:border="none"/>
    </style:style>
    <style:style style:name="P136" style:family="paragraph" style:parent-style-name="Section" style:master-page-name="First_20_Page">
      <style:paragraph-properties style:page-number="1" fo:break-before="auto" fo:break-after="auto" fo:padding="0cm" fo:border="none"/>
    </style:style>
    <style:style style:name="P137" style:family="paragraph" style:parent-style-name="Section" style:list-style-name="L2">
      <style:paragraph-properties fo:padding="0.049cm" fo:border="0.002cm solid #000000"/>
    </style:style>
    <style:style style:name="P138" style:family="paragraph" style:parent-style-name="Section" style:list-style-name="L2">
      <style:paragraph-properties fo:padding="0.049cm" fo:border="0.002cm solid #000000"/>
    </style:style>
    <style:style style:name="P139" style:family="paragraph" style:parent-style-name="Section" style:list-style-name="L2">
      <style:paragraph-properties fo:padding="0.049cm" fo:border="0.002cm solid #000000"/>
    </style:style>
    <style:style style:name="P140" style:family="paragraph" style:parent-style-name="Section" style:master-page-name="">
      <style:paragraph-properties fo:keep-with-next="always"/>
    </style:style>
    <style:style style:name="P141" style:family="paragraph" style:parent-style-name="Section" style:master-page-name="">
      <style:paragraph-properties fo:padding="0cm" fo:border="none" fo:keep-with-next="always"/>
    </style:style>
    <style:style style:name="P142" style:family="paragraph">
      <style:paragraph-properties fo:text-align="start"/>
      <style:text-properties fo:font-size="10pt"/>
    </style:style>
    <style:style style:name="P143" style:family="paragraph">
      <style:paragraph-properties fo:text-align="start"/>
    </style:style>
    <style:style style:name="P144"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language="en" fo:country="US"/>
    </style:style>
    <style:style style:name="T23" style:family="text">
      <style:text-properties style:font-name="Courier New1"/>
    </style:style>
    <style:style style:name="T24" style:family="text">
      <style:text-properties style:font-name="Courier New1" fo:language="en" fo:country="US"/>
    </style:style>
    <style:style style:name="T25" style:family="text">
      <style:text-properties style:text-position="sub 58%"/>
    </style:style>
    <style:style style:name="T26" style:family="text">
      <style:text-properties style:text-position="sub 58%" fo:font-style="italic" style:font-style-asian="italic" style:font-style-complex="italic"/>
    </style:style>
    <style:style style:name="T27" style:family="text">
      <style:text-properties style:text-position="super 58%" fo:font-style="italic" style:font-style-asian="italic" style:font-style-complex="italic"/>
    </style:style>
    <style:style style:name="T28" style:family="text">
      <style:text-properties style:text-line-through-style="solid"/>
    </style:style>
    <style:style style:name="T29"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top" style:vertical-rel="paragraph-content" style:horizontal-pos="right" style:horizontal-rel="paragraph-content"/>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format="">
        <style:list-level-properties text:space-before="0.635cm" text:min-label-width="0.635cm"/>
      </text:list-level-style-number>
      <text:list-level-style-number text:level="2" text:style-name="Numbering_20_Symbols" style:num-format="">
        <style:list-level-properties text:space-before="1.27cm" text:min-label-width="0.635cm"/>
      </text:list-level-style-number>
      <text:list-level-style-number text:level="3" text:style-name="Numbering_20_Symbols" style:num-format="">
        <style:list-level-properties text:space-before="1.905cm" text:min-label-width="0.635cm"/>
      </text:list-level-style-number>
      <text:list-level-style-number text:level="4" text:style-name="Numbering_20_Symbols" style:num-format="">
        <style:list-level-properties text:space-before="2.54cm" text:min-label-width="0.635cm"/>
      </text:list-level-style-number>
      <text:list-level-style-number text:level="5" text:style-name="Numbering_20_Symbols" style:num-format="">
        <style:list-level-properties text:space-before="3.175cm" text:min-label-width="0.635cm"/>
      </text:list-level-style-number>
      <text:list-level-style-number text:level="6" text:style-name="Numbering_20_Symbols" style:num-format="">
        <style:list-level-properties text:space-before="3.81cm" text:min-label-width="0.635cm"/>
      </text:list-level-style-number>
      <text:list-level-style-number text:level="7" text:style-name="Numbering_20_Symbols" style:num-format="">
        <style:list-level-properties text:space-before="4.445cm" text:min-label-width="0.635cm"/>
      </text:list-level-style-number>
      <text:list-level-style-number text:level="8" text:style-name="Numbering_20_Symbols" style:num-format="">
        <style:list-level-properties text:space-before="5.08cm" text:min-label-width="0.635cm"/>
      </text:list-level-style-number>
      <text:list-level-style-number text:level="9" text:style-name="Numbering_20_Symbols" style:num-format="">
        <style:list-level-properties text:space-before="5.715cm" text:min-label-width="0.635cm"/>
      </text:list-level-style-number>
      <text:list-level-style-number text:level="10" text:style-name="Numbering_20_Symbols" style:num-format="">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number:date-style style:name="N84">
      <number:year number:style="long"/>
      <number:text>-</number:text>
      <number:month number:style="long"/>
      <number:text>-</number:text>
      <number:day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3. Jul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119">Adding UI-Elements to your specification</text:p>
          </text:list-item>
          <text:list-item>
            <text:p text:style-name="P119">Delete whole UI-Elemt descriptions</text:p>
          </text:list-item>
          <text:list-item>
            <text:p text:style-name="P119">Hide or show field shadings</text:p>
          </text:list-item>
          <text:list-item>
            <text:p text:style-name="P119">Switch Document Help ON or OFF</text:p>
          </text:list-item>
        </text:list>
      </text:section>
      <text:p text:style-name="P136"/>
      <text:p text:style-name="Software_20_Specification_20_Document">Software Specification Document</text:p>
      <text:p text:style-name="Standard"/>
      <text:p text:style-name="P13">OpenOffice.org </text:p>
      <text:p text:style-name="P14">MediaWiki Export Filter</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modification-date style:data-style-name="N84">2007-07-03</text:modification-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142" svg:width="4.248cm" svg:height="0.503cm" draw:control="control1"/></text:p>
            <text:section text:style-name="Sect1" text:name="Status" text:display="none">
              <text:list text:style-name="L2">
                <text:list-item>
                  <text:p text:style-name="P137"><text:span text:style-name="T10">PRELIMINARY</text:span><text:line-break/>status is the initial conception of a specification.</text:p>
                </text:list-item>
                <text:list-item>
                  <text:p text:style-name="P137"><text:span text:style-name="T10">STANDARD</text:span><text:line-break/>A specification with status Standard is considered to be stable and has the approval of the i-Team.</text:p>
                </text:list-item>
                <text:list-item>
                  <text:p text:style-name="P137"><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is document describes the usage of the Openoffice.org MediaWiki export filter and its formatting features. This adds the feature to export Writer and Writer/Web documents to a text file in Wikitext syntax.</text:p>
      <text:section text:style-name="Sect1" text:name="Abstract" text:display="none">
        <text:p text:style-name="P27">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Matthias Müller-Prove</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Éric Savary</text:p>
          </table:table-cell>
          <table:table-cell table:style-name="Table3.C2" office:value-type="string">
            <text:p text:style-name="Table_20_Contents"><text:a xlink:type="simple" xlink:href="mailto:es@openoffice.org">es@openoffice.org</text:a></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Matthias Müller-Prove</text:p>
          </table:table-cell>
          <table:table-cell table:style-name="Table3.C2" office:value-type="string">
            <text:p text:style-name="Table_20_Contents"><text:a xlink:type="simple" xlink:href="mailto:mmp@openoffice.org">mprove@sun.com</text:a></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Bernhard Haumacher</text:p>
            <text:p text:style-name="Table_20_Contents">Mathias Bauer</text:p>
          </table:table-cell>
          <table:table-cell table:style-name="Table3.C2" office:value-type="string">
            <text:p text:style-name="Table_20_Contents"><text:a xlink:type="simple" xlink:href="mailto:haui@openoffice.org">haui@openoffice.org</text:a></text:p>
            <text:p text:style-name="Table_20_Contents"><text:a xlink:type="simple" xlink:href="mailto:mba@openoffice.org">mba@openoffice.org</text:a></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Éric Savary</text:p>
          </table:table-cell>
          <table:table-cell table:style-name="Table3.C2" office:value-type="string">
            <text:p text:style-name="Table_20_Contents"><text:a xlink:type="simple" xlink:href="mailto:es@openoffice.org">es@openoffice.org</text:a></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Uwe Fischer</text:p>
          </table:table-cell>
          <table:table-cell table:style-name="Table3.C2" office:value-type="string">
            <text:p text:style-name="Table_20_Contents"><text:a xlink:type="simple" xlink:href="mailto:ufi@openoffice.org">ufi@openoffice.org</text:a></text:p>
          </table:table-cell>
        </table:table-row>
        <table:table-row>
          <table:table-cell table:style-name="Table3.B2" table:number-columns-spanned="3" office:value-type="string">
            <text:p text:style-name="Table_20_Contents"/>
          </table:table-cell>
          <table:covered-table-cell/>
          <table:covered-table-cell/>
        </table:table-row>
      </table:table>
      <text:p text:style-name="P19"/>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5"><text:tab/>Abstract<text:tab/>1</text:p>
          <text:p text:style-name="P55"><text:tab/>i-Team Members<text:tab/>1</text:p>
          <text:p text:style-name="P55"><text:tab/>References and Reference Documents<text:tab/>4</text:p>
          <text:p text:style-name="P55"><text:tab/>Acronyms and Abbreviations<text:tab/>4</text:p>
          <text:p text:style-name="P51"><text:span text:style-name="Table-Of-Contents-Number">1</text:span><text:tab/><text:a xlink:type="simple" xlink:href="#1.Detailed Specification|outline">Detailed Specification<text:tab/>5</text:a></text:p>
          <text:p text:style-name="P52"><text:span text:style-name="Table-Of--Contents-Number-Normal">1.1</text:span><text:tab/><text:a xlink:type="simple" xlink:href="#1.1.Setup and applications affected|outline">Setup and applications affected<text:tab/>5</text:a></text:p>
          <text:p text:style-name="P53"><text:span text:style-name="Table-Of--Contents-Number-Normal">1.1.1</text:span><text:tab/><text:a xlink:type="simple" xlink:href="#1.1.1.Setup|outline">Setup<text:tab/>5</text:a></text:p>
          <text:p text:style-name="P53"><text:span text:style-name="Table-Of--Contents-Number-Normal">1.1.2</text:span><text:tab/><text:a xlink:type="simple" xlink:href="#1.1.2.Applications affected an UI|outline">Applications affected an UI<text:tab/>5</text:a></text:p>
          <text:p text:style-name="P52"><text:span text:style-name="Table-Of--Contents-Number-Normal">1.2</text:span><text:tab/><text:a xlink:type="simple" xlink:href="#1.2.Supported Features|outline">Supported Features<text:tab/>5</text:a></text:p>
          <text:p text:style-name="P53"><text:span text:style-name="Table-Of--Contents-Number-Normal">1.2.1</text:span><text:tab/><text:a xlink:type="simple" xlink:href="#1.2.1.Headings|outline">Headings<text:tab/>5</text:a></text:p>
          <text:p text:style-name="P53"><text:span text:style-name="Table-Of--Contents-Number-Normal">1.2.2</text:span><text:tab/><text:a xlink:type="simple" xlink:href="#1.2.2.Hyperlinks|outline">Hyperlinks<text:tab/>5</text:a></text:p>
          <text:p text:style-name="P53"><text:span text:style-name="Table-Of--Contents-Number-Normal">1.2.3</text:span><text:tab/><text:a xlink:type="simple" xlink:href="#1.2.3.Lists|outline">Lists<text:tab/>6</text:a></text:p>
          <text:p text:style-name="P54"><text:span text:style-name="Table-Of--Contents-Number-Normal">1.2.3.1</text:span><text:tab/><text:a xlink:type="simple" xlink:href="#1.2.3.1.Bullet Lists|outline">Bullet Lists<text:tab/>6</text:a></text:p>
          <text:p text:style-name="P54"><text:span text:style-name="Table-Of--Contents-Number-Normal">1.2.3.2</text:span><text:tab/><text:a xlink:type="simple" xlink:href="#1.2.3.2.Pure Indented Lists|outline">Pure Indented Lists<text:tab/>6</text:a></text:p>
          <text:p text:style-name="P54"><text:span text:style-name="Table-Of--Contents-Number-Normal">1.2.3.3</text:span><text:tab/><text:a xlink:type="simple" xlink:href="#1.2.3.3.Numbered Lists|outline">Numbered Lists<text:tab/>6</text:a></text:p>
          <text:p text:style-name="P54"><text:span text:style-name="Table-Of--Contents-Number-Normal">1.2.3.4</text:span><text:tab/><text:a xlink:type="simple" xlink:href="#1.2.3.4.Mixed lists|outline">Mixed lists<text:tab/>6</text:a></text:p>
          <text:p text:style-name="P53"><text:span text:style-name="Table-Of--Contents-Number-Normal">1.2.4</text:span><text:tab/><text:a xlink:type="simple" xlink:href="#1.2.4.Paragraphs|outline">Paragraphs<text:tab/>7</text:a></text:p>
          <text:p text:style-name="P54"><text:span text:style-name="Table-Of--Contents-Number-Normal">1.2.4.1</text:span><text:tab/><text:a xlink:type="simple" xlink:href="#1.2.4.1.Alignment|outline">Alignment<text:tab/>7</text:a></text:p>
          <text:p text:style-name="P54"><text:span text:style-name="Table-Of--Contents-Number-Normal">1.2.4.2</text:span><text:tab/><text:a xlink:type="simple" xlink:href="#1.2.4.2.Pre-formatted text|outline">Pre-formatted text<text:tab/>7</text:a></text:p>
          <text:p text:style-name="P53"><text:span text:style-name="Table-Of--Contents-Number-Normal">1.2.5</text:span><text:tab/><text:a xlink:type="simple" xlink:href="#1.2.5.Character styles|outline">Character styles<text:tab/>7</text:a></text:p>
          <text:p text:style-name="P54"><text:span text:style-name="Table-Of--Contents-Number-Normal">1.2.5.1</text:span><text:tab/><text:a xlink:type="simple" xlink:href="#1.2.5.1.Bold|outline">Bold<text:tab/>7</text:a></text:p>
          <text:p text:style-name="P54"><text:span text:style-name="Table-Of--Contents-Number-Normal">1.2.5.2</text:span><text:tab/><text:a xlink:type="simple" xlink:href="#1.2.5.2.Italics|outline">Italics<text:tab/>8</text:a></text:p>
          <text:p text:style-name="P54"><text:span text:style-name="Table-Of--Contents-Number-Normal">1.2.5.3</text:span><text:tab/><text:a xlink:type="simple" xlink:href="#1.2.5.3.Named, Linked and Nested Styles|outline">Named, Linked and Nested Styles<text:tab/>8</text:a></text:p>
          <text:p text:style-name="P54"><text:span text:style-name="Table-Of--Contents-Number-Normal">1.2.5.4</text:span><text:tab/><text:a xlink:type="simple" xlink:href="#1.2.5.4.Subscript|outline">Subscript<text:tab/>8</text:a></text:p>
          <text:p text:style-name="P54"><text:span text:style-name="Table-Of--Contents-Number-Normal">1.2.5.5</text:span><text:tab/><text:a xlink:type="simple" xlink:href="#1.2.5.5.Superscript|outline">Superscript<text:tab/>8</text:a></text:p>
          <text:p text:style-name="P54"><text:span text:style-name="Table-Of--Contents-Number-Normal">1.2.5.6</text:span><text:tab/><text:a xlink:type="simple" xlink:href="#1.2.5.6.Typewriter|outline">Typewriter<text:tab/>8</text:a></text:p>
          <text:p text:style-name="P53"><text:span text:style-name="Table-Of--Contents-Number-Normal">1.2.6</text:span><text:tab/><text:a xlink:type="simple" xlink:href="#1.2.6.Footnotes|outline">Footnotes<text:tab/>8</text:a></text:p>
          <text:p text:style-name="P53"><text:span text:style-name="Table-Of--Contents-Number-Normal">1.2.7</text:span><text:tab/><text:a xlink:type="simple" xlink:href="#1.2.7.Images|outline">Images<text:tab/>9</text:a></text:p>
          <text:p text:style-name="P53"><text:span text:style-name="Table-Of--Contents-Number-Normal">1.2.8</text:span><text:tab/><text:a xlink:type="simple" xlink:href="#1.2.8.Tables|outline">Tables<text:tab/>9</text:a></text:p>
          <text:p text:style-name="P54"><text:span text:style-name="Table-Of--Contents-Number-Normal">1.2.8.1</text:span><text:tab/><text:a xlink:type="simple" xlink:href="#1.2.8.1.Table Headers|outline">Table Headers<text:tab/>9</text:a></text:p>
          <text:p text:style-name="P54"><text:span text:style-name="Table-Of--Contents-Number-Normal">1.2.8.2</text:span><text:tab/><text:a xlink:type="simple" xlink:href="#1.2.8.2.Joined Cells|outline">Joined Cells<text:tab/>9</text:a></text:p>
          <text:p text:style-name="P54"><text:span text:style-name="Table-Of--Contents-Number-Normal">1.2.8.3</text:span><text:tab/><text:a xlink:type="simple" xlink:href="#1.2.8.3.Borders|outline">Borders<text:tab/>9</text:a></text:p>
          <text:p text:style-name="P53"><text:span text:style-name="Table-Of--Contents-Number-Normal">1.2.9</text:span><text:tab/><text:a xlink:type="simple" xlink:href="#1.2.9.Characters set ans special characters|outline">Characters set ans special characters<text:tab/>9</text:a></text:p>
          <text:p text:style-name="P53"><text:span text:style-name="Table-Of--Contents-Number-Normal">1.2.10</text:span><text:tab/><text:a xlink:type="simple" xlink:href="#1.2.10.Direct Wiki Input|outline">Direct Wiki Input<text:tab/>10</text:a></text:p>
          <text:p text:style-name="P54"><text:span text:style-name="Table-Of--Contents-Number-Normal">1.2.10.1</text:span><text:tab/><text:a xlink:type="simple" xlink:href="#1.2.10.1.Umlauts and accents|outline">Umlauts and accents<text:tab/>10</text:a></text:p>
          <text:p text:style-name="P54"><text:span text:style-name="Table-Of--Contents-Number-Normal">1.2.10.2</text:span><text:tab/><text:a xlink:type="simple" xlink:href="#1.2.10.2.Punctuation|outline">Punctuation<text:tab/>10</text:a></text:p>
          <text:p text:style-name="P54"><text:span text:style-name="Table-Of--Contents-Number-Normal">1.2.10.3</text:span><text:tab/><text:a xlink:type="simple" xlink:href="#1.2.10.3.Commercial symbols|outline">Commercial symbols<text:tab/>10</text:a></text:p>
          <text:p text:style-name="P54"><text:span text:style-name="Table-Of--Contents-Number-Normal">1.2.10.4</text:span><text:tab/><text:a xlink:type="simple" xlink:href="#1.2.10.4.Greek characters|outline">Greek characters<text:tab/>10</text:a></text:p>
          <text:p text:style-name="P54"><text:span text:style-name="Table-Of--Contents-Number-Normal">1.2.10.5</text:span><text:tab/><text:a xlink:type="simple" xlink:href="#1.2.10.5.Math characters|outline">Math characters<text:tab/>10</text:a></text:p>
          <text:p text:style-name="P53"><text:span text:style-name="Table-Of--Contents-Number-Normal">1.2.11</text:span><text:tab/><text:a xlink:type="simple" xlink:href="#1.2.11.WikiMath|outline">WikiMath<text:tab/>10</text:a></text:p>
          <text:p text:style-name="P53"><text:span text:style-name="Table-Of--Contents-Number-Normal">1.2.12</text:span><text:tab/><text:a xlink:type="simple" xlink:href="#1.2.12.WikiLink|outline">WikiLink<text:tab/>10</text:a></text:p>
          <text:p text:style-name="P52"><text:span text:style-name="Table-Of--Contents-Number-Normal">1.3</text:span><text:tab/><text:a xlink:type="simple" xlink:href="#1.3.Unsupported Features|outline">Unsupported Features<text:tab/>10</text:a></text:p>
          <text:p text:style-name="P53"><text:span text:style-name="Table-Of--Contents-Number-Normal">1.3.1</text:span><text:tab/><text:a xlink:type="simple" xlink:href="#1.3.1.Hyperlinks|outline">Hyperlinks<text:tab/>10</text:a></text:p>
          <text:p text:style-name="P54"><text:span text:style-name="Table-Of--Contents-Number-Normal">1.3.1.1</text:span><text:tab/><text:a xlink:type="simple" xlink:href="#1.3.1.1.Document-internal Links|outline">Document-internal Links<text:tab/>10</text:a></text:p>
          <text:p text:style-name="P53"><text:span text:style-name="Table-Of--Contents-Number-Normal">1.3.2</text:span><text:tab/><text:a xlink:type="simple" xlink:href="#1.3.2.Character Styles|outline">Character Styles<text:tab/>10</text:a></text:p>
          <text:p text:style-name="P54"><text:span text:style-name="Table-Of--Contents-Number-Normal">1.3.2.1</text:span><text:tab/><text:a xlink:type="simple" xlink:href="#1.3.2.1.Small capitals|outline">Small capitals<text:tab/>10</text:a></text:p>
          <text:p text:style-name="P54"><text:span text:style-name="Table-Of--Contents-Number-Normal">1.3.2.2</text:span><text:tab/><text:a xlink:type="simple" xlink:href="#1.3.2.2.Underline|outline">Underline<text:tab/>11</text:a></text:p>
          <text:p text:style-name="P54"><text:span text:style-name="Table-Of--Contents-Number-Normal">1.3.2.3</text:span><text:tab/><text:a xlink:type="simple" xlink:href="#1.3.2.3.Strikethrough|outline">Strikethrough<text:tab/>11</text:a></text:p>
          <text:p text:style-name="P53"><text:span text:style-name="Table-Of--Contents-Number-Normal">1.3.3</text:span><text:tab/><text:a xlink:type="simple" xlink:href="#1.3.3.Horizontal Rules|outline">Horizontal Rules<text:tab/>11</text:a></text:p>
          <text:p text:style-name="P51"><text:span text:style-name="Table-Of-Contents-Number">2</text:span><text:tab/><text:a xlink:type="simple" xlink:href="#2.Migration|outline">Migration<text:tab/>11</text:a></text:p>
          <text:p text:style-name="P51"><text:span text:style-name="Table-Of-Contents-Number">3</text:span><text:tab/><text:a xlink:type="simple" xlink:href="#3.Configuration|outline">Configuration<text:tab/>11</text:a></text:p>
          <text:p text:style-name="P51"><text:span text:style-name="Table-Of-Contents-Number">4</text:span><text:tab/><text:a xlink:type="simple" xlink:href="#4.File Format|outline">File Format<text:tab/>11</text:a></text:p>
          <text:p text:style-name="P51"><text:span text:style-name="Table-Of-Contents-Number">5</text:span><text:tab/><text:a xlink:type="simple" xlink:href="#5.Open Issues|outline">Open Issues<text:tab/>11</text:a></text:p>
          <text:p text:style-name="P55"><text:tab/>Document Change History<text:tab/>11</text:p>
        </text:index-body>
      </text:table-of-content>
      <text:p text:style-name="P7"/>
      <text:p text:style-name="P2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4"><draw:control text:anchor-type="as-char" draw:z-index="1" draw:style-name="gr2" draw:text-style-name="P14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144" svg:width="0.421cm" svg:height="0.371cm"><text:p/></draw:rect>Product Requirement, RFE, issue <text:span text:style-name="T14">[Required]</text:span></text:p>
          </table:table-cell>
          <table:table-cell table:style-name="Table12.B2" office:value-type="string">
            <text:p text:style-name="P24"><draw:control text:anchor-type="as-char" draw:z-index="3" draw:style-name="gr2" draw:text-style-name="P143" svg:width="2.601cm" svg:height="0.451cm" draw:control="control3"/></text:p>
          </table:table-cell>
          <table:table-cell table:style-name="Table12.C2" office:value-type="string">
            <text:p text:style-name="Table_20_Contents"><text:a xlink:type="simple" xlink:href="http://www.openoffice.org/issues/show_bug.cgi?id=48409">48409</text:a></text:p>
          </table:table-cell>
        </table:table-row>
        <table:table-row table:style-name="Table12.2">
          <table:table-cell table:style-name="Table12.A2" office:value-type="string">
            <text:p text:style-name="Table_20_Contents"><draw:frame draw:style-name="fr3" draw:name="graphics6" text:anchor-type="as-char" svg:width="0.422cm" svg:height="0.369cm" draw:z-index="13"><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143" svg:width="2.601cm" svg:height="0.451cm" draw:control="control4"/></text:p>
          </table:table-cell>
          <table:table-cell table:style-name="Table12.C2" office:value-type="string">
            <text:p text:style-name="Table_20_Contents"><text:a xlink:type="simple" xlink:href="http://wiki.services.openoffice.org/wiki/Odt2Wiki/Features">http://wiki.services.openoffice.org/wiki/Odt2Wiki/Features</text:a></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143"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44" svg:width="0.421cm" svg:height="0.371cm"><text:p/></draw:rect>IDL Specification</text:p>
          </table:table-cell>
          <table:table-cell table:style-name="Table12.B2" office:value-type="string">
            <text:p text:style-name="P16"><draw:control text:anchor-type="as-char" draw:z-index="7" draw:style-name="gr2" draw:text-style-name="P143"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44" svg:width="0.421cm" svg:height="0.371cm"><text:p/></draw:rect><text:span text:style-name="T10">Test Case Specification</text:span> <text:span text:style-name="T14">[</text:span><text:span text:style-name="T15">Required]</text:span></text:p>
          </table:table-cell>
          <table:table-cell table:style-name="Table12.B2" office:value-type="string">
            <text:p text:style-name="P24"><draw:control text:anchor-type="as-char" draw:z-index="9" draw:style-name="gr2" draw:text-style-name="P143"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MediaWiki</text:p>
          </table:table-cell>
          <table:table-cell table:style-name="Table11.B2" office:value-type="string">
            <text:p text:style-name="Table_20_Contents">MediaWiki is a web-based Wiki software application used by all projects of the Wikimedia Foundation.</text:p>
            <text:p text:style-name="Table_20_Contents">(See: <text:a xlink:type="simple" xlink:href="http://en.wikipedia.org/wiki/MediaWiki">http://en.wikipedia.org/wiki/MediaWiki</text:a>)</text:p>
          </table:table-cell>
        </table:table-row>
        <table:table-row table:style-name="Table11.3">
          <table:table-cell table:style-name="Table11.A3" office:value-type="string">
            <text:p text:style-name="Table_20_Contents">Wikitext</text:p>
          </table:table-cell>
          <table:table-cell table:style-name="Table11.B3" office:value-type="string">
            <text:p text:style-name="Table_20_Contents">“Wiki” describes the formatting language used by MediaWiki (See: <text:a xlink:type="simple" xlink:href="http://en.wikipedia.org/wiki/Wikitext">http://en.wikipedia.org/wiki/Wikitext</text:a>)</text:p>
          </table:table-cell>
        </table:table-row>
        <table:table-row>
          <table:table-cell table:style-name="Table11.A3" office:value-type="string">
            <text:p text:style-name="Table_20_Contents">ODT</text:p>
          </table:table-cell>
          <table:table-cell table:style-name="Table11.B3" office:value-type="string">
            <text:p text:style-name="Table_20_Contents">OpenDocument Text</text:p>
          </table:table-cell>
        </table:table-row>
      </table:table>
      <text:h text:style-name="P104" text:outline-level="1">Detailed Specification</text:h>
      <text:p text:style-name="Text_20_body">Writer and Writer/Web documents can be exported to a text file that is formatted according to the Wikitext syntax. To continue the user has to open the file, copy the content, and paste it into the edit field of a MediaWiki.</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123">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23">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23">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23">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123">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23"><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123"><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123">Is each UI element specified in detail (e.g. default values, input and output ranges, interactions and possible relations to other UI elements and parts of the UI)?</text:p>
          </text:list-item>
          <text:list-item>
            <text:p text:style-name="P123">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132">Is the specification clear enough to the intended readership for being implemented,<text:line-break/>being tested and for being documented?</text:p>
          </text:list-item>
          <text:list-item>
            <text:p text:style-name="P132">Are you using quantifiable statements instead of interpretable generalities? For instance: Have you avoided to use terms like <text:span text:style-name="T19">“more”, “most”, “less”, “easy”, “improve”, “enhanced”, “better”?</text:span></text:p>
          </text:list-item>
          <text:list-item>
            <text:p text:style-name="P132">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135">A caption providing a figure number and a short description of what is displayed in the mock-up.</text:p>
          </text:list-item>
        </text:list>
        <text:p text:style-name="P140"><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105"><text:placeholder text:placeholder-type="text">&lt;Label&gt;</text:placeholder>” - CheckBox Properties</text:p>
                </text:list-item>
              </text:list>
            </table:table-cell>
            <table:covered-table-cell/>
            <table:table-cell table:style-name="Table5.C1" office:value-type="string">
              <text:p text:style-name="P30">Comment</text:p>
            </table:table-cell>
          </table:table-row>
          <table:table-row>
            <table:table-cell table:style-name="Table5.A2" office:value-type="string">
              <text:p text:style-name="P25"><text:span text:style-name="T22">Enabled</text:span>:</text:p>
            </table:table-cell>
            <table:table-cell table:style-name="Table5.B2" office:value-type="string">
              <text:p text:style-name="P34"><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5">Disabled:</text:p>
            </table:table-cell>
            <table:table-cell table:style-name="Table5.B3" office:value-type="string">
              <text:p text:style-name="P34"><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5">Tri-State:</text:p>
            </table:table-cell>
            <table:table-cell table:style-name="Table5.B3" office:value-type="string">
              <text:p text:style-name="P37"><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2">Checked:</text:p>
            </table:table-cell>
            <table:table-cell table:style-name="Table5.B3" office:value-type="string">
              <text:p text:style-name="P34"><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2">Other:</text:p>
            </table:table-cell>
            <table:table-cell table:style-name="Table5.B3" office:value-type="string">
              <text:p text:style-name="P34"><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5"><text:placeholder text:placeholder-type="text">&lt;EN-US&gt;</text:placeholder></text:p>
                  </table:table-cell>
                  <table:table-cell table:style-name="Table5.C3" office:value-type="string">
                    <text:p text:style-name="P32">EN-US</text:p>
                  </table:table-cell>
                </table:table-row>
                <table:table-row>
                  <table:table-cell table:style-name="Table5.B3" office:value-type="string">
                    <text:p text:style-name="P35"><text:placeholder text:placeholder-type="text">&lt;Additional Language (Optional)&gt;</text:placeholder></text:p>
                  </table:table-cell>
                  <table:table-cell table:style-name="Table5.C3" office:value-type="string">
                    <text:p text:style-name="P32">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6"/>
            </table:table-cell>
          </table:table-row>
        </table:table>
        <text:p text:style-name="Standard"/>
        <text:p text:style-name="P9">Example</text:p>
        <text:section text:style-name="Sect3" text:name="Example" text:display="none">
          <text:p text:style-name="P43"><draw:frame draw:style-name="fr1"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111">“Insert Footnote” Dialog Properties</text:p>
                  </text:list-item>
                </text:list>
              </table:table-cell>
              <table:covered-table-cell/>
              <table:table-cell table:style-name="Table7.A1" office:value-type="string">
                <text:p text:style-name="P31">Comment</text:p>
              </table:table-cell>
            </table:table-row>
            <table:table-row>
              <table:table-cell table:style-name="Table7.A2" office:value-type="string">
                <text:p text:style-name="P42">State:</text:p>
              </table:table-cell>
              <table:table-cell table:style-name="Table7.B2" office:value-type="string">
                <text:p text:style-name="P34">Modal</text:p>
              </table:table-cell>
              <table:table-cell table:style-name="Table7.C2" office:value-type="string">
                <text:p text:style-name="P32"/>
              </table:table-cell>
            </table:table-row>
            <table:table-row>
              <table:table-cell table:style-name="Table7.A3" office:value-type="string">
                <text:p text:style-name="P25">Type:</text:p>
              </table:table-cell>
              <table:table-cell table:style-name="Table7.B3" office:value-type="string">
                <text:p text:style-name="P34">Dialog</text:p>
              </table:table-cell>
              <table:table-cell table:style-name="Table7.C3" office:value-type="string">
                <text:p text:style-name="P36"/>
              </table:table-cell>
            </table:table-row>
            <table:table-row>
              <table:table-cell table:style-name="Table7.A3" office:value-type="string">
                <text:p text:style-name="P42">Closable:</text:p>
              </table:table-cell>
              <table:table-cell table:style-name="Table7.B3" office:value-type="string">
                <text:p text:style-name="P34">Yes</text:p>
              </table:table-cell>
              <table:table-cell table:style-name="Table7.C3" office:value-type="string">
                <text:p text:style-name="P36"/>
              </table:table-cell>
            </table:table-row>
            <table:table-row>
              <table:table-cell table:style-name="Table7.A3" office:value-type="string">
                <text:p text:style-name="P42">Resizable:</text:p>
              </table:table-cell>
              <table:table-cell table:style-name="Table7.B3" office:value-type="string">
                <text:p text:style-name="P34">No</text:p>
              </table:table-cell>
              <table:table-cell table:style-name="Table7.C3" office:value-type="string">
                <text:p text:style-name="P36"/>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38"><text:span text:style-name="T23">Insert </text:span><text:span text:style-name="T24">Footnote</text:span></text:p>
                    </table:table-cell>
                    <table:table-cell table:style-name="Table7.C3" office:value-type="string">
                      <text:p text:style-name="P36">EN-US</text:p>
                    </table:table-cell>
                  </table:table-row>
                  <table:table-row>
                    <table:table-cell table:style-name="Table7.B3" office:value-type="string">
                      <text:p text:style-name="P39">Fußnote Einfügen</text:p>
                    </table:table-cell>
                    <table:table-cell table:style-name="Table7.C3" office:value-type="string">
                      <text:p text:style-name="P36">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105">“Numbering” Label Properties</text:p>
                  </text:list-item>
                </text:list>
              </table:table-cell>
              <table:covered-table-cell/>
              <table:table-cell table:style-name="Table9.C1" office:value-type="string">
                <text:p text:style-name="P30">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35">Numbering</text:p>
                    </table:table-cell>
                    <table:table-cell table:style-name="Table9.B2.2.1" office:value-type="string">
                      <text:p text:style-name="P36">EN-US</text:p>
                    </table:table-cell>
                  </table:table-row>
                  <table:table-row>
                    <table:table-cell table:style-name="Table9.B2.1.2" office:value-type="string">
                      <text:p text:style-name="P35">Nummerierung</text:p>
                    </table:table-cell>
                    <table:table-cell table:style-name="Table9.B2.2.2" office:value-type="string">
                      <text:p text:style-name="P36">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105">“Automatic” - RadioButton Properties</text:p>
                  </text:list-item>
                </text:list>
              </table:table-cell>
              <table:covered-table-cell/>
              <table:table-cell table:style-name="Table10.A1" office:value-type="string">
                <text:p text:style-name="P30">Comment</text:p>
              </table:table-cell>
            </table:table-row>
            <table:table-row>
              <table:table-cell table:style-name="Table10.A2" office:value-type="string">
                <text:p text:style-name="P42">Selected:</text:p>
              </table:table-cell>
              <table:table-cell table:style-name="Table10.B2" office:value-type="string">
                <text:p text:style-name="P34">By default, disable if <text:span text:style-name="T10">#4 </text:span>is selected</text:p>
              </table:table-cell>
              <table:table-cell table:style-name="Table10.C2" office:value-type="string">
                <text:p text:style-name="P34"/>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5">~Automatic</text:p>
                    </table:table-cell>
                    <table:table-cell table:style-name="Table10.B3.2.1" office:value-type="string">
                      <text:p text:style-name="P36">EN-US</text:p>
                    </table:table-cell>
                  </table:table-row>
                  <table:table-row>
                    <table:table-cell table:style-name="Table10.B3.1.1" office:value-type="string">
                      <text:p text:style-name="P35">~Automatisch</text:p>
                    </table:table-cell>
                    <table:table-cell table:style-name="Table10.B3.2.1" office:value-type="string">
                      <text:p text:style-name="P36">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105">“Character” - RadioButton Properties</text:p>
                  </text:list-item>
                </text:list>
              </table:table-cell>
              <table:covered-table-cell/>
              <table:table-cell table:style-name="Table13.A1" office:value-type="string">
                <text:p text:style-name="P30">Comment</text:p>
              </table:table-cell>
            </table:table-row>
            <table:table-row table:style-name="Table13.2">
              <table:table-cell table:style-name="Table13.A2" office:value-type="string">
                <text:p text:style-name="P42">Selected:</text:p>
              </table:table-cell>
              <table:table-cell table:style-name="Table13.B2" office:value-type="string">
                <text:p text:style-name="P41">Not by default; select if <text:span text:style-name="T10">#3</text:span> is disabled; select if <text:span text:style-name="T10">#5</text:span> is focussed</text:p>
              </table:table-cell>
              <table:table-cell table:style-name="Table13.C2" office:value-type="string">
                <text:p text:style-name="P34"/>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9">~Character</text:p>
                    </table:table-cell>
                    <table:table-cell table:style-name="Table13.B3.2.1" office:value-type="string">
                      <text:p text:style-name="P36">EN-US</text:p>
                    </table:table-cell>
                  </table:table-row>
                  <table:table-row>
                    <table:table-cell table:style-name="Table13.B3.1.1" office:value-type="string">
                      <text:p text:style-name="P40">~Zeichen</text:p>
                    </table:table-cell>
                    <table:table-cell table:style-name="Table13.B3.2.1" office:value-type="string">
                      <text:p text:style-name="P36">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105">“NAME” - TextField <text:s/>Properties</text:p>
                  </text:list-item>
                </text:list>
              </table:table-cell>
              <table:covered-table-cell/>
              <table:table-cell table:style-name="Table14.A1" office:value-type="string">
                <text:p text:style-name="P30">Comment</text:p>
              </table:table-cell>
            </table:table-row>
            <table:table-row>
              <table:table-cell table:style-name="Table14.A2" office:value-type="string">
                <text:p text:style-name="P18">Enabled:</text:p>
              </table:table-cell>
              <table:table-cell table:style-name="Table14.B2" office:value-type="string">
                <text:p text:style-name="P34">By default</text:p>
              </table:table-cell>
              <table:table-cell table:style-name="Table14.C2" office:value-type="string">
                <text:p text:style-name="P34"/>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5">N/A</text:p>
                    </table:table-cell>
                    <table:table-cell table:style-name="Table14.B3.2.1" office:value-type="string">
                      <text:p text:style-name="P36"/>
                    </table:table-cell>
                  </table:table-row>
                  <table:table-row>
                    <table:table-cell table:style-name="Table14.B3.1.1" office:value-type="string">
                      <text:p text:style-name="P35">N/A</text:p>
                    </table:table-cell>
                    <table:table-cell table:style-name="Table14.B3.2.1" office:value-type="string">
                      <text:p text:style-name="P36"/>
                    </table:table-cell>
                  </table:table-row>
                </table:table>
              </table:table-cell>
              <table:covered-table-cell/>
            </table:table-row>
          </table:table>
          <text:p text:style-name="P33"/>
          <text:p text:style-name="P10"/>
          <text:p text:style-name="P141"><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6"/>
              </table:table-cell>
            </table:table-row>
          </table:table>
          <text:p text:style-name="P10"/>
        </text:section>
        <text:p text:style-name="P4"/>
      </text:section>
      <text:h text:style-name="Heading_20_2" text:outline-level="2">Setup and applications affected</text:h>
      <text:h text:style-name="Heading_20_3" text:outline-level="3">Setup</text:h>
      <text:p text:style-name="Text_20_body">The MediaWiki export filter is part of the standard OpenOffice.org installation and cannot be installed/uninstalled separately.</text:p>
      <text:h text:style-name="Heading_20_3" text:outline-level="3">Applications affected an UI</text:h>
      <text:p text:style-name="Text_20_body">The MediaWiki export filter can be found in the<text:span text:style-name="T19"> “File format” </text:span><text:span text:style-name="T7">d</text:span>rop-down list box of the <text:span text:style-name="T19">“File – Export”</text:span><text:span text:style-name="T7"> dialog in the </text:span><text:span text:style-name="T9">Writer</text:span><text:span text:style-name="T8"> and </text:span><text:span text:style-name="T9">Writer/Web</text:span><text:span text:style-name="T8"> applications.</text:span></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list-item text:start-value="1">
                <text:p text:style-name="P105">“MediaWiki” item for File format list box in the Export dialog</text:p>
              </text:list-item>
            </text:list>
          </table:table-cell>
          <table:covered-table-cell/>
          <table:table-cell table:style-name="Table16.C1" office:value-type="string">
            <text:p text:style-name="P30">Comment</text:p>
          </table:table-cell>
        </table:table-row>
        <table:table-row>
          <table:table-cell table:style-name="Table16.A2" office:value-type="string">
            <text:p text:style-name="P25">Item:</text:p>
          </table:table-cell>
          <table:table-cell table:style-name="Table16.B2" office:value-type="string">
            <text:p text:style-name="P35">MediaWiki (.txt)</text:p>
          </table:table-cell>
          <table:table-cell table:style-name="Table16.C2" office:value-type="string">
            <text:p text:style-name="P36">do not translate</text:p>
          </table:table-cell>
        </table:table-row>
      </table:table>
      <text:p text:style-name="P46"/>
      <text:p text:style-name="P50"><text:span text:style-name="T8">Note: the rest of this specification below is inspired by the “ODT2Wiki” conversion features developped by Bernhard Haumacher which can be found at </text:span><text:a xlink:type="simple" xlink:href="http://wiki.services.openoffice.org/wiki/Odt2Wiki/Features"><text:span text:style-name="T8">http://wiki.services.openoffice.org/wiki/Odt2Wiki/Features</text:span></text:a><text:span text:style-name="T8">.</text:span></text:p>
      <text:h text:style-name="Heading_20_2" text:outline-level="2">Supported Features</text:h>
      <text:p text:style-name="Text_20_body">The following section describes the formatting and contents features supported by the MediaWiki export filter.</text:p>
      <text:p text:style-name="P50">(Note: starting from this point, this document can be used as test document in a test case specification)</text:p>
      <text:h text:style-name="Heading_20_3" text:outline-level="3">Headings</text:h>
      <text:p text:style-name="Text_20_body">While headings can be thoroughly formatted in OpenDocument, their format is defined by the style applied by the Wiki engine. During export to MediaWiki format, <text:span text:style-name="T10">style information of headings is lost and the default heading style is applied by the Wiki engine</text:span>. The headings of this document serve as example for the transformation of headings.</text:p>
      <text:h text:style-name="Heading_20_3" text:outline-level="3">Hyperlinks</text:h>
      <text:p text:style-name="Text_20_body">Native OpenDocument hyperlinks are transformed into “external” Wiki links during the transformation. Therefore, the built-in linking facility of OpenDocument should only be used, when generating links pointing to other sites outside the Wiki web. For generating Wiki links that point to other subjects of the same Wiki domain (e.g. <text:a xlink:type="simple" xlink:href="http://en.wikipedia.org/wiki/Main_Page">Wikipedia</text:a>), use Wiki links explained below.</text:p>
      <text:h text:style-name="Heading_20_3" text:outline-level="3">Lists</text:h>
      <text:p text:style-name="Text_20_body">To have lists reliably exported, the user must make sure, that the whole list has assigned a consistent list style.</text:p>
      <text:h text:style-name="Heading_20_4" text:outline-level="4">Bullet Lists</text:h>
      <text:p text:style-name="Text_20_body">An example for an unordered list with bullets:</text:p>
      <text:list text:style-name="L6">
        <text:list-item>
          <text:p text:style-name="P61">The first item.</text:p>
        </text:list-item>
        <text:list-item>
          <text:p text:style-name="P61">The second item</text:p>
        </text:list-item>
        <text:list-item>
          <text:p text:style-name="P61">The third item</text:p>
          <text:list>
            <text:list-item>
              <text:p text:style-name="P61">A sub-item.</text:p>
            </text:list-item>
            <text:list-item>
              <text:p text:style-name="P61">Another sub-item</text:p>
              <text:list>
                <text:list-item>
                  <text:p text:style-name="P61">A sub-sub-item</text:p>
                </text:list-item>
              </text:list>
            </text:list-item>
            <text:list-item>
              <text:p text:style-name="P61">Level two continued</text:p>
            </text:list-item>
          </text:list>
        </text:list-item>
        <text:list-item>
          <text:p text:style-name="P61">Level one continued</text:p>
        </text:list-item>
      </text:list>
      <text:h text:style-name="Heading_20_4" text:outline-level="4">Pure Indented Lists</text:h>
      <text:p text:style-name="Text_20_body">The list bullets may also be omitted. To have those lists exported reliably, make sure to really use a list style instead of several paragraph styles with increasing indentation.</text:p>
      <text:list text:style-name="L7">
        <text:list-item>
          <text:p text:style-name="P69">The first list item</text:p>
        </text:list-item>
        <text:list-item>
          <text:p text:style-name="P69">The second list item</text:p>
          <text:list>
            <text:list-item>
              <text:p text:style-name="P69">A sub-item</text:p>
            </text:list-item>
            <text:list-item>
              <text:p text:style-name="P69">Another sub-item</text:p>
              <text:list>
                <text:list-item>
                  <text:p text:style-name="P69">A sub-sub-item</text:p>
                </text:list-item>
              </text:list>
            </text:list-item>
            <text:list-item>
              <text:p text:style-name="P69">Continued with level two.</text:p>
            </text:list-item>
          </text:list>
        </text:list-item>
        <text:list-item>
          <text:p text:style-name="P69">Continued with level one.</text:p>
        </text:list-item>
      </text:list>
      <text:h text:style-name="Heading_20_4" text:outline-level="4">Numbered Lists</text:h>
      <text:p text:style-name="Text_20_body">An example for a numbered list:</text:p>
      <text:list text:style-name="L8">
        <text:list-item>
          <text:p text:style-name="P76">The first item.</text:p>
        </text:list-item>
        <text:list-item>
          <text:p text:style-name="P76">The second item</text:p>
        </text:list-item>
        <text:list-item>
          <text:p text:style-name="P76">The third item</text:p>
          <text:list>
            <text:list-item>
              <text:p text:style-name="P76">A sub-item.</text:p>
            </text:list-item>
            <text:list-item>
              <text:p text:style-name="P76">Another sub-item</text:p>
              <text:list>
                <text:list-item>
                  <text:p text:style-name="P76">A sub-sub-item</text:p>
                </text:list-item>
              </text:list>
            </text:list-item>
            <text:list-item>
              <text:p text:style-name="P76">Level two continued</text:p>
            </text:list-item>
          </text:list>
        </text:list-item>
        <text:list-item>
          <text:p text:style-name="P76">Level one continued</text:p>
        </text:list-item>
      </text:list>
      <text:h text:style-name="Heading_20_4" text:outline-level="4">Mixed lists</text:h>
      <text:p text:style-name="Text_20_body">Numbered and unordered lists can be mixed within separate levels of the same list:</text:p>
      <text:list text:style-name="MixedList">
        <text:list-item>
          <text:p text:style-name="P84">The first item.</text:p>
        </text:list-item>
        <text:list-item>
          <text:p text:style-name="P84">The second item</text:p>
        </text:list-item>
        <text:list-item>
          <text:p text:style-name="P84">The third item</text:p>
          <text:list>
            <text:list-item>
              <text:p text:style-name="P84">A sub-item.</text:p>
            </text:list-item>
            <text:list-item>
              <text:p text:style-name="P84">Another sub-item</text:p>
              <text:list>
                <text:list-item>
                  <text:p text:style-name="P84">A sub-sub-item without bullet or numbering</text:p>
                </text:list-item>
                <text:list-item>
                  <text:p text:style-name="P84">Another sub-sub-item</text:p>
                </text:list-item>
              </text:list>
            </text:list-item>
            <text:list-item>
              <text:p text:style-name="P84">Level two continued</text:p>
            </text:list-item>
          </text:list>
        </text:list-item>
        <text:list-item>
          <text:p text:style-name="P84">Level one continued</text:p>
        </text:list-item>
      </text:list>
      <text:h text:style-name="Heading_20_3" text:outline-level="3">Paragraphs</text:h>
      <text:h text:style-name="Heading_20_4" text:outline-level="4">Alignment</text:h>
      <text:p text:style-name="Text_20_body">Explicit text alignment should not be used in regular Wikipedia articles. Nevertheless, text alignment is supported by the MediaWiki export filter. An example follows:</text:p>
      <text:p text:style-name="Text_20_body">Regular text aligned to the left.</text:p>
      <text:p text:style-name="P44">Centered text.</text:p>
      <text:p text:style-name="P45">Text aligned to the right.</text:p>
      <text:h text:style-name="Heading_20_4" text:outline-level="4">Pre-formatted text</text:h>
      <text:p text:style-name="Text_20_body">A paragraph style with a fixed-width font face is interpreted as pre-formatted text by the filter. Opposed to typewriter character style, pre-formatted text is rendered with a border in the Wiki engine like in the example below:</text:p>
      <text:p text:style-name="WikiCode">Some code example.</text:p>
      <text:p text:style-name="WikiCode">A paragraph with<text:line-break/>explicit line breaks<text:line-break/>to get better structuring</text:p>
      <text:p text:style-name="WikiCode"># Some comment<text:line-break/>Some paragraphs</text:p>
      <text:p text:style-name="WikiCode"><text:s/>with</text:p>
      <text:p text:style-name="WikiCode"><text:s text:c="2"/>indentation</text:p>
      <text:p text:style-name="WikiCode"><text:s text:c="3"/>by</text:p>
      <text:p text:style-name="WikiCode"><text:s text:c="4"/>preceeding</text:p>
      <text:p text:style-name="WikiCode"><text:s text:c="5"/>spaces.</text:p>
      <text:h text:style-name="Heading_20_3" text:outline-level="3">Character styles</text:h>
      <text:p text:style-name="Text_20_body">Character styles modify the appearance of only parts of a paragraph. The character styles supported by the filter are discussed next.</text:p>
      <text:h text:style-name="Heading_20_4" text:outline-level="4">Bold</text:h>
      <text:p text:style-name="Text_20_body">Some text within a paragraph may be set in <text:span text:style-name="T10">bold style</text:span>.</text:p>
      <text:h text:style-name="Heading_20_4" text:outline-level="4">Italics</text:h>
      <text:p text:style-name="Text_20_body">Like <text:span text:style-name="T10">bold</text:span>, <text:span text:style-name="T19">italics</text:span> is also supported. Especially, the combination of <text:span text:style-name="T20">both styles</text:span> works as well. </text:p>
      <text:p text:style-name="Text_20_body">Being of no special use in real text, the complexity of the filter increases noticeably by supporting text that joins these styles without intermediate space:</text:p>
      <text:list text:style-name="L9">
        <text:list-item>
          <text:p text:style-name="P93"><text:span text:style-name="T10">bold</text:span><text:span text:style-name="T19">italics</text:span>, </text:p>
        </text:list-item>
        <text:list-item>
          <text:p text:style-name="P93"><text:span text:style-name="T19">italics</text:span><text:span text:style-name="T10">bold</text:span>, </text:p>
        </text:list-item>
        <text:list-item>
          <text:p text:style-name="P93"><text:span text:style-name="T10">bold</text:span><text:span text:style-name="T19">italics</text:span><text:span text:style-name="T10">bold</text:span>, </text:p>
        </text:list-item>
        <text:list-item>
          <text:p text:style-name="P93"><text:span text:style-name="T19">italics</text:span><text:span text:style-name="T10">bold</text:span><text:span text:style-name="T19">italics</text:span>, </text:p>
        </text:list-item>
        <text:list-item>
          <text:p text:style-name="P93"><text:span text:style-name="T19">italics</text:span><text:span text:style-name="T20">boldanditalics</text:span><text:span text:style-name="T19">italics</text:span>, </text:p>
        </text:list-item>
        <text:list-item>
          <text:p text:style-name="P93"><text:span text:style-name="T10">bold</text:span><text:span text:style-name="T20">boldanditalics</text:span><text:span text:style-name="T10">bold</text:span>, </text:p>
        </text:list-item>
        <text:list-item>
          <text:p text:style-name="P93"><text:span text:style-name="T20">boldanditalics</text:span><text:span text:style-name="T9">bold</text:span><text:span text:style-name="T20">boldanditalics</text:span>, and</text:p>
        </text:list-item>
        <text:list-item>
          <text:p text:style-name="P93"><text:span text:style-name="T20">boldanditalics</text:span><text:span text:style-name="T21">italics</text:span><text:span text:style-name="T20">boldanditalics</text:span>.</text:p>
        </text:list-item>
      </text:list>
      <text:h text:style-name="Heading_20_4" text:outline-level="4">Named, Linked and Nested Styles</text:h>
      <text:p text:style-name="Text_20_body">OpenDocument styles can be linked together and multiple styled elements may be nested. <text:s/>The resulting formatting is the union of all these styles, where the innermost definition of a property wins.</text:p>
      <text:list text:style-name="L10">
        <text:list-item>
          <text:p text:style-name="P56">Style <text:span text:style-name="A">A declaring bold</text:span>. </text:p>
        </text:list-item>
        <text:list-item>
          <text:p text:style-name="P56">Style <text:span text:style-name="B">B based on A declaring typewriter</text:span>.</text:p>
        </text:list-item>
        <text:list-item>
          <text:p text:style-name="P56">Style <text:span text:style-name="C">C based on B declaring bold and italics</text:span>.</text:p>
        </text:list-item>
        <text:list-item>
          <text:p text:style-name="P56">Style <text:span text:style-name="D">D based on C declaring normal font face</text:span>.</text:p>
        </text:list-item>
        <text:list-item>
          <text:p text:style-name="P56">Style <text:span text:style-name="E">E based on D, again declaring bold</text:span>.</text:p>
        </text:list-item>
      </text:list>
      <text:h text:style-name="Heading_20_4" text:outline-level="4">Subscript</text:h>
      <text:p text:style-name="Text_20_body">Subscript text is especially useful for setting indexes in simple formulas. x<text:span text:style-name="T25">1</text:span>, x<text:span text:style-name="T25">2</text:span>,..., x<text:span text:style-name="T25">n</text:span>.</text:p>
      <text:h text:style-name="Heading_20_4" text:outline-level="4">Superscript</text:h>
      <text:p text:style-name="Text_20_body">Even if a math environment is preferred, the combination of italics style with subscript and superscript is very common for simple formulas in articles: <text:span text:style-name="T19">f</text:span><text:span text:style-name="T26">n</text:span><text:span text:style-name="T19">(x) = x</text:span><text:span text:style-name="T27">n</text:span><text:span text:style-name="T19"> – 3x</text:span><text:span text:style-name="T27">2</text:span><text:span text:style-name="T19"> + 2</text:span>.</text:p>
      <text:h text:style-name="Heading_20_4" text:outline-level="4">Typewriter</text:h>
      <text:p text:style-name="Text_20_body">When describing programs or algorithms, a common style is to set references to <text:span text:style-name="WikiCode">program elements</text:span> such as <text:span text:style-name="WikiCode">variables</text:span> or <text:span text:style-name="WikiCode">classes</text:span> in typewriter font. The filter translates all font faces with fixed width into the Wiki typewriter style.</text:p>
      <text:h text:style-name="Heading_20_3" text:outline-level="3">Footnotes</text:h>
      <text:p text:style-name="Text_20_body">Note: The filter uses the new style of footnotes with &lt;ref&gt; and &lt;references&gt; tags that requires the <text:a xlink:type="simple" xlink:href="http://meta.wikimedia.org/wiki/Cite/Cite.php">Cite.php</text:a> extension to be installed into MediaWiki. If those tags occur as plain text in the filter result, please install this extension.</text:p>
      <text:p text:style-name="Text_20_body">Articles may be enriched with footnotes.<text:note text:id="ftn1" text:note-class="footnote"><text:note-citation>1</text:note-citation><text:note-body><text:p text:style-name="Footnote">A footnote is a piece of text that is taken out of the normal text flow. It usually gives some background information that is not absolutely required for understanding the text.</text:p></text:note-body></text:note> Footnotes are especially useful for citing the origin of some information.<text:note text:id="ftn2" text:note-class="footnote"><text:note-citation>2</text:note-citation><text:note-body><text:p text:style-name="Footnote">Please also refer to the <text:a xlink:type="simple" xlink:href="http://en.wikipedia.org/wiki/Wikipedia:Footnotes">Wikipedia howto on footnotes</text:a>.</text:p></text:note-body></text:note> Referencing the same footnote twice<text:span text:style-name="Footnote_20_anchor"><text:note-ref text:note-class="footnote" text:reference-format="text" text:ref-name="ftn1">1</text:note-ref></text:span> is also supported by the filter.</text:p>
      <text:h text:style-name="Heading_20_3" text:outline-level="3">Images</text:h>
      <text:p text:style-name="Text_20_body"><draw:frame draw:style-name="fr2" draw:name="Rahmen1" text:anchor-type="paragraph" svg:width="4.549cm" draw:z-index="10"><draw:text-box fo:min-height="7.084cm"><text:p text:style-name="Illustration"><draw:frame draw:style-name="fr5" draw:name="graphics4" text:anchor-type="paragraph" svg:x="0.004cm" svg:y="0.153cm" svg:width="4.503cm" style:rel-width="99%" svg:height="6.059cm" style:rel-height="scale" draw:z-index="11"><draw:image xlink:href="http://upload.wikimedia.org/wikipedia/commons/3/31/Kreuztor_Ingoldstadt.jpg" xlink:type="simple" xlink:show="embed" xlink:actuate="onLoad"/></draw:frame>Illustration <text:sequence text:ref-name="refIllustration0" text:name="Illustration" text:formula="ooow:Illustration+1" style:num-format="1">1</text:sequence>: Kreuztor in Ingolstadt, Germany.</text:p></draw:text-box></draw:frame>Images in general cannot be exported by a filter producing a single file of Wiki text. However, if the image is already uploaded to the target Wiki domain<text:note text:id="ftn3" text:note-class="footnote"><text:note-citation>1</text:note-citation><text:note-body><text:p text:style-name="Footnote">The Wiki system, to which the result of the filter is being deployed.</text:p></text:note-body></text:note> (e.g. <text:a xlink:type="simple" xlink:href="http://commons.wikimedia.org/">WikiMedia Commons</text:a>), then the filter produces a valid image tag that includes the image. Image descriptions are also supported. </text:p>
      <text:h text:style-name="Heading_20_3" text:outline-level="3">Tables</text:h>
      <text:p text:style-name="Text_20_body">Tables are a natural way of presenting multiple pieces of equally structured information.</text:p>
      <text:h text:style-name="Heading_20_4" text:outline-level="4">Table Headers</text:h>
      <text:p text:style-name="Text_20_body">Simple tables are supported well. Table headers are translated into corresponding Wiki-style table headers. However, custom formattings of table borders, column sizes and background colors are ignored.</text:p>
      <table:table table:name="Tabelle1" table:style-name="Tabelle1">
        <table:table-column table:style-name="Tabelle1.A" table:number-columns-repeated="3"/>
        <table:table-row>
          <table:table-cell table:style-name="Tabelle1.A1" office:value-type="string">
            <text:p text:style-name="Table_20_Heading">Header 1</text:p>
          </table:table-cell>
          <table:table-cell table:style-name="Tabelle1.A1" office:value-type="string">
            <text:p text:style-name="Table_20_Heading">Header 2</text:p>
          </table:table-cell>
          <table:table-cell table:style-name="Tabelle1.C1" office:value-type="string">
            <text:p text:style-name="Table_20_Heading">Header 3</text:p>
          </table:table-cell>
        </table:table-row>
        <table:table-row>
          <table:table-cell table:style-name="Tabelle1.A2" office:value-type="string">
            <text:p text:style-name="Table_20_Contents">Information 1.1</text:p>
          </table:table-cell>
          <table:table-cell table:style-name="Tabelle1.A2" office:value-type="string">
            <text:p text:style-name="Table_20_Contents">Information 1.2</text:p>
          </table:table-cell>
          <table:table-cell table:style-name="Tabelle1.C2" office:value-type="string">
            <text:p text:style-name="Table_20_Contents">Information 1.3</text:p>
          </table:table-cell>
        </table:table-row>
        <table:table-row>
          <table:table-cell table:style-name="Tabelle1.A2" office:value-type="string">
            <text:p text:style-name="Table_20_Contents">Information 2.1</text:p>
          </table:table-cell>
          <table:table-cell table:style-name="Tabelle1.A2" office:value-type="string">
            <text:p text:style-name="Table_20_Contents">Information 2.2</text:p>
          </table:table-cell>
          <table:table-cell table:style-name="Tabelle1.C2" office:value-type="string">
            <text:p text:style-name="Table_20_Contents">Information 2.3</text:p>
          </table:table-cell>
        </table:table-row>
      </table:table>
      <text:p text:style-name="Text_20_body"/>
      <text:h text:style-name="Heading_20_4" text:outline-level="4">Joined Cells</text:h>
      <text:p text:style-name="Text_20_body">OpenDocument and especially OpenOffice.org represent tables that have joined cells that span rows as tables with nested tables. In contrast, the Wiki model of table is to declare column and row spans for such joined cells. </text:p>
      <text:p text:style-name="Text_20_body">If only columns of the same row are joined, the result of the filter resembles the source document very well:</text:p>
      <table:table table:name="Tabelle4" table:style-name="Tabelle4">
        <table:table-column table:style-name="Tabelle4.A" table:number-columns-repeated="3"/>
        <table:table-row>
          <table:table-cell table:style-name="Tabelle4.A1" table:number-columns-spanned="2" office:value-type="string">
            <text:p text:style-name="Table_20_Heading">Joined header cell 1 and 3</text:p>
          </table:table-cell>
          <table:covered-table-cell/>
          <table:table-cell table:style-name="Tabelle4.C1" office:value-type="string">
            <text:p text:style-name="Table_20_Heading">Header 3</text:p>
          </table:table-cell>
        </table:table-row>
        <table:table-row>
          <table:table-cell table:style-name="Tabelle4.A2" office:value-type="string">
            <text:p text:style-name="Table_20_Contents">Cell 1.1</text:p>
          </table:table-cell>
          <table:table-cell table:style-name="Tabelle4.A2" office:value-type="string">
            <text:p text:style-name="Table_20_Contents">Cells 1.2</text:p>
          </table:table-cell>
          <table:table-cell table:style-name="Tabelle4.C2" office:value-type="string">
            <text:p text:style-name="Table_20_Contents">Cell 1.3</text:p>
          </table:table-cell>
        </table:table-row>
        <table:table-row>
          <table:table-cell table:style-name="Tabelle4.A2" office:value-type="string">
            <text:p text:style-name="Table_20_Contents">Cell 2.1 </text:p>
          </table:table-cell>
          <table:table-cell table:style-name="Tabelle4.C2" table:number-columns-spanned="2" office:value-type="string">
            <text:p text:style-name="Table_20_Contents">Joined cells 2.2 and 2.3</text:p>
          </table:table-cell>
          <table:covered-table-cell/>
        </table:table-row>
      </table:table>
      <text:p text:style-name="Text_20_body">However, the filter does not support tables with joined cells that span multiple rows. If the source document uses such tables, nested tables are observed in the result document.</text:p>
      <table:table table:name="Tabelle3" table:style-name="Tabelle3">
        <table:table-column table:style-name="Tabelle3.A" table:number-columns-repeated="3"/>
        <table:table-row>
          <table:table-cell table:style-name="Tabelle3.A1" office:value-type="string">
            <text:p text:style-name="Table_20_Heading">Joined header cell with cell 1.1</text:p>
          </table:table-cell>
          <table:table-cell>
            <table:table table:is-sub-table="true">
              <table:table-column table:style-name="Tabelle3.A"/>
              <table:table-row>
                <table:table-cell table:style-name="Tabelle3.A1" office:value-type="string">
                  <text:p text:style-name="Table_20_Heading">Header 2</text:p>
                </table:table-cell>
              </table:table-row>
              <table:table-row>
                <table:table-cell table:style-name="Tabelle3.B1.1.2" office:value-type="string">
                  <text:p text:style-name="Table_20_Contents">Cell 1.2</text:p>
                </table:table-cell>
              </table:table-row>
            </table:table>
          </table:table-cell>
          <table:table-cell table:style-name="Tabelle3.C1" office:value-type="string">
            <text:p text:style-name="Table_20_Heading">Joined header cell 3 and cell 1.3</text:p>
          </table:table-cell>
        </table:table-row>
        <table:table-row>
          <table:table-cell table:style-name="Tabelle3.B1.1.2" office:value-type="string">
            <text:p text:style-name="Table_20_Contents">Cell 2.1</text:p>
          </table:table-cell>
          <table:table-cell table:style-name="Tabelle3.B1.1.2" office:value-type="string">
            <text:p text:style-name="Table_20_Contents">Cell 2.2</text:p>
          </table:table-cell>
          <table:table-cell table:style-name="Tabelle3.C2" office:value-type="string">
            <text:p text:style-name="Table_20_Contents">Cell 2.3</text:p>
          </table:table-cell>
        </table:table-row>
      </table:table>
      <text:p text:style-name="Text_20_body"/>
      <text:h text:style-name="Heading_20_4" text:outline-level="4">Borders</text:h>
      <text:p text:style-name="Text_20_body">Irrespective of custom table styles for border and background, a table is always exported as “<text:span text:style-name="WikiCode">prettytable</text:span>”, which renders in the Wiki engine with simple borders and bold header. </text:p>
      <text:h text:style-name="Heading_20_3" text:outline-level="3">Characters set ans special characters</text:h>
      <text:p text:style-name="Text_20_body">The characters set of the filter is fixed to UTF-8. Depending on the user's system, this might not be the default characters set. This might cause “special character” to look broken, when viewed with default settings. However the user can switch his/her editor to UTF-8 encoding to fix this. If the user's editor does not support switching the encoding, he/she can display the result of the filter in the <text:a xlink:type="simple" xlink:href="http://www.mozilla.com/en-US/firefox/">Firefox</text:a> browser and switch the encoding to UTF-8 there. It is then possible to cut and paste the filter output to a program of the user's choice.</text:p>
      <text:h text:style-name="Heading_20_3" text:outline-level="3">Direct Wiki Input</text:h>
      <text:h text:style-name="Heading_20_4" text:outline-level="4">Umlauts and accents</text:h>
      <text:p text:style-name="Text_20_body">À Á Â Ã Ä Å Æ Ç È É Ê Ë Ì Í Î Ï Ñ Ò Ó Ô Õ Ö Ø Ù Ú Û Ü ß à á â ã ä å æ ç è é ê ë ì í î ï ñ ò ó ô œ õ ö ø ù ú û ü ÿ</text:p>
      <text:h text:style-name="Heading_20_4" text:outline-level="4"><text:bookmark text:name="Punctuation"/>Punctuation</text:h>
      <text:p text:style-name="Text_20_body">¿ ¡ « » § ¶ † ‡ • - – —</text:p>
      <text:h text:style-name="Heading_20_4" text:outline-level="4"><text:bookmark text:name="Commercial_symbols"/>Commercial symbols</text:h>
      <text:p text:style-name="Text_20_body">™ © ® ¢ € ¥ £ ¤</text:p>
      <text:h text:style-name="Heading_20_4" text:outline-level="4"><text:bookmark text:name="Greek_characters"/>Greek characters</text:h>
      <text:p text:style-name="Text_20_body">α β γ δ ε ζ η θ ι κ λ μ ν ξ ο π ρ σ ς τ υ φ χ ψ ω Γ Δ Θ Λ Ξ Π Σ Φ Ψ Ω</text:p>
      <text:h text:style-name="Heading_20_4" text:outline-level="4"><text:bookmark text:name="Math_characters"/>Math characters</text:h>
      <text:p text:style-name="Text_20_body">∫ ∑ ∏ √ − ± ∞ ≈ ∝ ≡ ≠ ≤ ≥ × · ÷ ∂ ′ ″ ∇ ‰ ° ∴ ø ∈ ∩ ∪ ⊂ ⊃ ⊆ ⊇ ¬ ∧ ∨ ∃ ∀ ⇒ ⇔ → ↔ ↑ </text:p>
      <text:p text:style-name="Text_20_body">Problem symbols: </text:p>
      <text:p text:style-name="Text_20_body">ℵ ∉</text:p>
      <text:h text:style-name="Heading_20_3" text:outline-level="3">WikiMath</text:h>
      <text:p text:style-name="Text_20_body">(not defined)</text:p>
      <text:h text:style-name="Heading_20_3" text:outline-level="3">WikiLink</text:h>
      <text:p text:style-name="Text_20_body">(not defined)</text:p>
      <text:h text:style-name="Heading_20_2" text:outline-level="2">Unsupported Features</text:h>
      <text:h text:style-name="Heading_20_3" text:outline-level="3">Hyperlinks</text:h>
      <text:h text:style-name="Heading_20_4" text:outline-level="4">Document-internal Links</text:h>
      <text:p text:style-name="Text_20_body">For an example, se <text:a xlink:type="simple" xlink:href="#1.3.2.Character Styles|outline">1.3.2Character Styles</text:a></text:p>
      <text:h text:style-name="Heading_20_3" text:outline-level="3">Character Styles</text:h>
      <text:h text:style-name="Heading_20_4" text:outline-level="4">Small capitals</text:h>
      <text:p text:style-name="P47">This text is formatted with small capitals.</text:p>
      <text:h text:style-name="Heading_20_4" text:outline-level="4">Underline</text:h>
      <text:p text:style-name="P48">This text is underlined.</text:p>
      <text:h text:style-name="Heading_20_4" text:outline-level="4">Strikethrough</text:h>
      <text:p text:style-name="Text_20_body">This text is formatted with <text:span text:style-name="T28">strikethrough</text:span>.</text:p>
      <text:h text:style-name="Heading_20_3" text:outline-level="3">Horizontal Rules</text:h>
      <text:p text:style-name="Text_20_body">This is an horizontal line:</text:p>
      <text:p text:style-name="Horizontal_20_Line"/>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1">
          <text:list-item>
            <text:p text:style-name="P101">Did I specify the incompatible or removed configuration settings?</text:p>
          </text:list-item>
          <text:list-item>
            <text:p text:style-name="P101">Did I specify all newly needed, or removed files, modules?</text:p>
          </text:list-item>
          <text:list-item>
            <text:p text:style-name="P101">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12">
          <text:list-item>
            <text:p text:style-name="P112">Did I state the default, where setting has to be stored (configuration path)?</text:p>
          </text:list-item>
          <text:list-item>
            <text:p text:style-name="P112">Did I specify which data type it is?</text:p>
          </text:list-item>
          <text:list-item>
            <text:p text:style-name="P112">Did I specify when the setting is activate (restart of application, for all new documents/windows after the change, or also for all opened documents/windows)</text:p>
          </text:list-item>
          <text:list-item>
            <text:p text:style-name="P112">If it is a new / incompatible setting did I specify a migration path?</text:p>
          </text:list-item>
        </text:list>
        <text:p text:style-name="P4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text:style-name="L13">
          <text:list-item>
            <text:p text:style-name="P116">which elements, attributes or/and properties are affected,</text:p>
          </text:list-item>
          <text:list-item>
            <text:p text:style-name="P116">how it will affect older revisions of the file format </text:p>
          </text:list-item>
          <text:list-item>
            <text:p text:style-name="P116">Export/Import-transformation to older revisions, if incompatible changes are needed</text:p>
          </text:list-item>
        </text:list>
        <text:p text:style-name="P4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4"/>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4"/>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4">1</text:p>
          </table:table-cell>
          <table:table-cell table:style-name="Table24.A2" office:value-type="string">
            <text:p text:style-name="Table_20_Contents">Creation</text:p>
          </table:table-cell>
          <table:table-cell table:style-name="Table24.A2" office:value-type="string">
            <text:p text:style-name="P24">ES</text:p>
          </table:table-cell>
          <table:table-cell table:style-name="Table24.D2" office:value-type="string">
            <text:p text:style-name="Table_20_Contents"><text:date style:data-style-name="N84" text:date-value="2007-07-03T13:21:08" text:fixed="true">2007-07-03</text:date></text:p>
          </table:table-cell>
        </table:table-row>
        <table:table-row>
          <table:table-cell table:style-name="Table24.A2" office:value-type="string">
            <text:p text:style-name="P24">2</text:p>
          </table:table-cell>
          <table:table-cell table:style-name="Table24.A2" office:value-type="string">
            <text:p text:style-name="Table_20_Contents">UX review ok</text:p>
          </table:table-cell>
          <table:table-cell table:style-name="Table24.A2" office:value-type="string">
            <text:p text:style-name="P24">MMP</text:p>
          </table:table-cell>
          <table:table-cell table:style-name="Table24.D2" office:value-type="string">
            <text:p text:style-name="Table_20_Contents"><text:date style:data-style-name="N75" text:date-value="2007-07-03T15:31:49.40" text:fixed="true">Jul 3, 2007</text:date></text:p>
          </table:table-cell>
        </table:table-row>
        <table:table-row>
          <table:table-cell table:style-name="Table24.A2" office:value-type="string">
            <text:p text:style-name="P24">3</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row>
          <table:table-cell table:style-name="Table24.A2" office:value-type="string">
            <text:p text:style-name="P24"><text:placeholder text:placeholder-type="text">&lt;...&gt;</text:placeholder></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Times New Roman" svg:font-family="'Times New Roman'" style:font-adornments="Standard"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WikiCode" style:family="paragraph" style:parent-style-name="Text_20_body">
      <style:paragraph-properties fo:background-color="#f5f5f5" fo:padding="0.15cm" fo:border="0.018cm solid #000000" style:shadow="none">
        <style:background-image/>
      </style:paragraph-properties>
      <style:text-properties style:font-name="Courier New1"/>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A" style:family="text">
      <style:text-properties fo:font-weight="bold"/>
    </style:style>
    <style:style style:name="B" style:family="text" style:parent-style-name="A">
      <style:text-properties style:font-name="Courier New"/>
    </style:style>
    <style:style style:name="C" style:family="text" style:parent-style-name="B">
      <style:text-properties fo:font-style="italic"/>
    </style:style>
    <style:style style:name="D" style:family="text" style:parent-style-name="C">
      <style:text-properties style:font-name="Times New Roman" fo:font-style="normal" fo:font-weight="normal"/>
    </style:style>
    <style:style style:name="E" style:family="text" style:parent-style-name="D">
      <style:text-properties fo:font-weight="bold"/>
    </style:style>
    <style:style style:name="WikiCode" style:family="text">
      <style:text-properties style:font-name="Courier New1" fo:language="en" fo:country="U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list-style style:name="MixedList">
      <text:list-level-style-bullet text:level="1" text:style-name="Bullet_20_Symbols" text:bullet-char="•">
        <style:list-level-properties text:space-before="0.635cm" text:min-label-width="0.635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style:num-format="">
        <style:list-level-properties text:space-before="1.905cm" text:min-label-width="0.635cm"/>
      </text:list-level-style-number>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MediaWiki Export Filter</text:p>
      </style:header>
      <style:footer>
        <text:p text:style-name="P2"><text:a xlink:type="simple" xlink:href="http://specs.openoffice.org/writer/fileIO/MediaWiki_Export_Filter.odt"><text:span text:style-name="T1">http://specs.openoffice.org/writer/fileIO/MediaWiki_Export_Filter.odt</text:span></text:a><text:tab/><text:page-number text:select-page="current">11</text:page-number></text:p>
      </style:footer>
    </style:master-page>
    <style:master-page style:name="First_20_Page" style:display-name="First Page" style:page-layout-name="pm2" style:next-style-name="Standard">
      <style:footer>
        <text:p text:style-name="P3"><text:page-number text:select-page="current">1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212$Build-9156</meta:generator>
    <meta:initial-creator>Éric Savary</meta:initial-creator>
    <meta:creation-date>2007-07-03T13:21:08</meta:creation-date>
    <dc:creator>Matthias Müller-Prove</dc:creator>
    <dc:date>2007-07-03T15:59:29</dc:date>
    <dc:language>en-US</dc:language>
    <meta:editing-cycles>6</meta:editing-cycles>
    <meta:editing-duration>PT45M32S</meta:editing-duration>
    <meta:user-defined meta:name="Info 1">version =2.0</meta:user-defined>
    <meta:user-defined meta:name="Info 2"/>
    <meta:user-defined meta:name="Info 3"/>
    <meta:user-defined meta:name="Info 4"/>
    <meta:document-statistic meta:table-count="21" meta:image-count="15" meta:object-count="0" meta:page-count="11" meta:paragraph-count="337" meta:word-count="1937" meta:character-count="11900"/>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